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JansonTextLTStd" svg:font-family="JansonTextLTStd"/>
    <style:font-face style:name="Lohit Devanagari1" svg:font-family="'Lohit Devanagari'"/>
    <style:font-face style:name="Times New Roman" svg:font-family="'Times New Roman'"/>
    <style:font-face style:name="UbuntuMono" svg:font-family="UbuntuMono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e4f2b1"/>
    </style:style>
    <style:style style:name="P2" style:family="paragraph" style:parent-style-name="Standard" style:list-style-name="L1">
      <style:text-properties fo:font-size="12pt" officeooo:rsid="00e3c6ac" officeooo:paragraph-rsid="00e3c6ac" style:font-size-asian="12pt" style:font-size-complex="12pt"/>
    </style:style>
    <style:style style:name="P3" style:family="paragraph" style:parent-style-name="Standard" style:list-style-name="L1">
      <style:text-properties fo:font-size="12pt" officeooo:rsid="00e3c6ac" officeooo:paragraph-rsid="00e4f2b1" style:font-size-asian="12pt" style:font-size-complex="12pt"/>
    </style:style>
    <style:style style:name="P4" style:family="paragraph" style:parent-style-name="Standard" style:list-style-name="L1">
      <style:text-properties fo:font-size="12pt" officeooo:rsid="00e4f2b1" officeooo:paragraph-rsid="00e4f2b1" style:font-size-asian="12pt" style:font-size-complex="12pt"/>
    </style:style>
    <style:style style:name="P5" style:family="paragraph" style:parent-style-name="Standard" style:list-style-name="L1">
      <style:text-properties fo:font-size="12pt" officeooo:rsid="00e5e7fd" officeooo:paragraph-rsid="00e5e7fd" style:font-size-asian="12pt" style:font-size-complex="12pt"/>
    </style:style>
    <style:style style:name="P6" style:family="paragraph" style:parent-style-name="Standard" style:list-style-name="L1">
      <style:text-properties fo:font-size="12pt" officeooo:rsid="00e61254" officeooo:paragraph-rsid="00e61254" style:font-size-asian="12pt" style:font-size-complex="12pt"/>
    </style:style>
    <style:style style:name="P7" style:family="paragraph" style:parent-style-name="Standard" style:list-style-name="L1">
      <style:text-properties fo:font-size="12pt" officeooo:rsid="00e80b55" officeooo:paragraph-rsid="00e80b55" style:font-size-asian="12pt" style:font-size-complex="12pt"/>
    </style:style>
    <style:style style:name="P8" style:family="paragraph" style:parent-style-name="Standard" style:list-style-name="L1">
      <style:text-properties fo:font-size="12pt" officeooo:rsid="00ea766f" officeooo:paragraph-rsid="00ea766f" style:font-size-asian="12pt" style:font-size-complex="12pt"/>
    </style:style>
    <style:style style:name="P9" style:family="paragraph" style:parent-style-name="Standard" style:list-style-name="L1">
      <style:text-properties fo:font-size="12pt" officeooo:rsid="00ea8200" officeooo:paragraph-rsid="00ea8200" style:font-size-asian="12pt" style:font-size-complex="12pt"/>
    </style:style>
    <style:style style:name="P10" style:family="paragraph" style:parent-style-name="Standard" style:list-style-name="L1">
      <style:text-properties fo:font-size="12pt" officeooo:rsid="00ebb185" officeooo:paragraph-rsid="00ebb185" style:font-size-asian="12pt" style:font-size-complex="12pt"/>
    </style:style>
    <style:style style:name="P11" style:family="paragraph" style:parent-style-name="Standard" style:list-style-name="L1">
      <style:text-properties officeooo:rsid="00e4f2b1" officeooo:paragraph-rsid="00e4f2b1"/>
    </style:style>
    <style:style style:name="T1" style:family="text">
      <style:text-properties style:text-position="super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e3c6ac" style:font-size-asian="12pt" style:font-size-complex="12pt"/>
    </style:style>
    <style:style style:name="T4" style:family="text">
      <style:text-properties style:text-position="0% 100%"/>
    </style:style>
    <style:style style:name="T5" style:family="text">
      <style:text-properties officeooo:rsid="00e4f2b1"/>
    </style:style>
    <style:style style:name="T6" style:family="text">
      <style:text-properties officeooo:rsid="00e61254"/>
    </style:style>
    <style:style style:name="T7" style:family="text">
      <style:text-properties officeooo:rsid="00e9894b"/>
    </style:style>
    <style:style style:name="T8" style:family="text">
      <style:text-properties officeooo:rsid="00eafd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169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8982441" text:style-name="L1">
        <text:list-item>
          <text:p text:style-name="P1"><text:span text:style-name="T3">&lt;!DOCTYPE html&gt; - at the top</text:span></text:p>
        </text:list-item>
        <text:list-item>
          <text:p text:style-name="P11"><text:span text:style-name="T3">&lt;!-- </text:span><text:span text:style-name="T2">comments --&gt;</text:span></text:p>
        </text:list-item>
        <text:list-item>
          <text:p text:style-name="P2">Shortcuts</text:p>
          <text:list>
            <text:list-item>
              <text:p text:style-name="P2">Ctrl + u – will parse the html of the web page</text:p>
            </text:list-item>
            <text:list-item>
              <text:p text:style-name="P2">Fn + F12 or right click – inspect on web page will gives developer tool.</text:p>
            </text:list-item>
            <text:list-item>
              <text:p text:style-name="P3">! + Enter will give the emmit in vscode</text:p>
            </text:list-item>
            <text:list-item>
              <text:p text:style-name="P4">lorem will emmit some text in vscode</text:p>
              <text:list>
                <text:list-item>
                  <text:p text:style-name="P4">for 10 words we can use lorem10 etc.</text:p>
                </text:list-item>
              </text:list>
            </text:list-item>
          </text:list>
        </text:list-item>
        <text:list-item>
          <text:p text:style-name="P2">head – not inside the web page,</text:p>
          <text:list>
            <text:list-item>
              <text:p text:style-name="P2">title – title bar of the page. (page address in htlm is filename.html not title)</text:p>
            </text:list-item>
            <text:list-item>
              <text:p text:style-name="P2">we can also provide description for search engine to help searching</text:p>
            </text:list-item>
          </text:list>
        </text:list-item>
        <text:list-item>
          <text:p text:style-name="P2">Body – all the web page contents</text:p>
          <text:list>
            <text:list-item>
              <text:p text:style-name="P2">&lt;h1&gt;&lt;/h1&gt; - for 1<text:span text:style-name="T1">st</text:span> heading – <text:span text:style-name="T5">1 to 6</text:span></text:p>
            </text:list-item>
            <text:list-item>
              <text:p text:style-name="P2">&lt;p&gt;&lt;/p&gt; - for paragraph</text:p>
            </text:list-item>
            <text:list-item>
              <text:p text:style-name="P2">&lt;br&gt; or &lt;br/&gt; - any of the one, for line break</text:p>
            </text:list-item>
            <text:list-item>
              <text:p text:style-name="P9">&lt;hr&gt; - for horizonatl rule or line across the page</text:p>
            </text:list-item>
            <text:list-item>
              <text:p text:style-name="P5">&lt;strong&gt;&lt;/strong&gt; - to make strong (by default bold, we can change this in css)</text:p>
            </text:list-item>
            <text:list-item>
              <text:p text:style-name="P5">&lt;em&gt;&lt;/em&gt; - emphasise <text:span text:style-name="T6">(by default italics)</text:span></text:p>
            </text:list-item>
            <text:list-item>
              <text:p text:style-name="P6">&lt;a href=”fileName.html or ulr”&gt;&lt;/a&gt;</text:p>
              <text:list>
                <text:list-item>
                  <text:p text:style-name="P6">&lt;a <text:s/>href=”” target=”_blank”&gt;&lt;/a&gt; - to open in the new tab</text:p>
                </text:list-item>
              </text:list>
            </text:list-item>
            <text:list-item>
              <text:p text:style-name="P7">&lt;ul&gt;&lt;/ul&gt; - for unorderd list, <text:span text:style-name="T7">&lt;ol&gt; for orderd list</text:span></text:p>
              <text:list>
                <text:list-item>
                  <text:p text:style-name="P7"><text:span text:style-name="T7">i</text:span>nside this tag use &lt;li&gt;&lt;/li&gt; - for each list item</text:p>
                </text:list-item>
              </text:list>
            </text:list-item>
            <text:list-item>
              <text:p text:style-name="P8">&lt;table&gt;&lt;/table&gt;</text:p>
              <text:list>
                <text:list-item>
                  <text:p text:style-name="P8">&lt;thead&gt;&lt;/thead&gt;</text:p>
                  <text:list>
                    <text:list-item>
                      <text:p text:style-name="P8">&lt;tr&gt;&lt;/tr&gt;</text:p>
                      <text:list>
                        <text:list-item>
                          <text:p text:style-name="P8">&lt;th&gt;&lt;/th&gt; - for each head</text:p>
                        </text:list-item>
                      </text:list>
                    </text:list-item>
                  </text:list>
                </text:list-item>
                <text:list-item>
                  <text:p text:style-name="P8">&lt;tbody&gt;&lt;/tbody&gt;</text:p>
                  <text:list>
                    <text:list-item>
                      <text:p text:style-name="P8">&lt;tr&gt;&lt;/tr&gt;</text:p>
                      <text:list>
                        <text:list-item>
                          <text:p text:style-name="P8">&lt;td&gt;&lt;/td&gt; - for each table data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&lt;form action=”submit the form to some page” method=”POST or GET”&gt;&lt;/form&gt;</text:p>
              <text:list>
                <text:list-item>
                  <text:p text:style-name="P9">&lt;label&gt;&lt;/label&gt; -</text:p>
                </text:list-item>
                <text:list-item>
                  <text:p text:style-name="P9">&lt;input type=”text” name=”first<text:span text:style-name="T8">N</text:span>ame”&gt;&lt;/input&gt;</text:p>
                </text:list-item>
              </text:list>
            </text:list-item>
          </text:list>
        </text:list-item>
        <text:list-item>
          <text:p text:style-name="P5">Inline Element – do not take a new line, take only the necessary width</text:p>
          <text:list>
            <text:list-item>
              <text:p text:style-name="P5">&lt;span&gt;, &lt;img&gt;, &lt;a&gt; </text:p>
            </text:list-item>
          </text:list>
        </text:list-item>
        <text:list-item>
          <text:p text:style-name="P5">Bock Element – start on a new line, Take full width available</text:p>
          <text:list>
            <text:list-item>
              <text:p text:style-name="P5">&lt;div&gt;, &lt;h1&gt;-&lt;h6&gt;, &lt;p&gt;,&lt;form&gt;</text:p>
            </text:list-item>
          </text:list>
        </text:list-item>
        <text:list-item>
          <text:p text:style-name="P7">Tag Attributes</text:p>
          <text:list>
            <text:list-item>
              <text:p text:style-name="P7">All tags can have attributes, which provide information about an element</text:p>
            </text:list-item>
            <text:list-item>
              <text:p text:style-name="P7">Placed within the start tag, just like key/value pairs</text:p>
            </text:list-item>
            <text:list-item>
              <text:p text:style-name="P7">&lt;tagname attributename=”attribute”&gt; content &lt;/tagname&gt;</text:p>
            </text:list-item>
          </text:list>
        </text:list-item>
        <text:list-item>
          <text:p text:style-name="P10">Semantic Tags</text:p>
          <text:list>
            <text:list-item>
              <text:p text:style-name="P10">&lt;header&gt;&lt;/header&gt;</text:p>
            </text:list-item>
            <text:list-item>
              <text:p text:style-name="P10">&lt;footer&gt;&lt;/footer&gt;</text:p>
            </text:list-item>
            <text:list-item>
              <text:p text:style-name="P10">&lt;aside&gt;&lt;/aside&gt;</text:p>
            </text:list-item>
            <text:list-item>
              <text:p text:style-name="P10">&lt;main&gt;&lt;/main&gt;</text:p>
            </text:list-item>
            <text:list-item>
              <text:p text:style-name="P10">&lt;article&gt;&lt;/article&gt;</text:p>
            </text:list-item>
            <text:list-item>
              <text:p text:style-name="P10">&lt;nav&gt;&lt;/nav&gt;</text:p>
            </text:list-item>
            <text:list-item>
              <text:p text:style-name="P10">&lt;section&gt;&lt;/section&gt;</text:p>
            </text:list-item>
            <text:list-item>
              <text:p text:style-name="P10">&lt;details&gt;&lt;/details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JansonTextLTStd" svg:font-family="JansonTextLTStd"/>
    <style:font-face style:name="Lohit Devanagari1" svg:font-family="'Lohit Devanagari'"/>
    <style:font-face style:name="Times New Roman" svg:font-family="'Times New Roman'"/>
    <style:font-face style:name="UbuntuMono" svg:font-family="UbuntuMono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5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2:26:46.753995482</meta:creation-date>
    <dc:date>2020-11-25T14:31:54.582610389</dc:date>
    <meta:editing-duration>P3DT13H18M8S</meta:editing-duration>
    <meta:editing-cycles>71</meta:editing-cycles>
    <meta:generator>LibreOffice/6.4.6.2$Linux_X86_64 LibreOffice_project/40$Build-2</meta:generator>
    <meta:document-statistic meta:table-count="0" meta:image-count="0" meta:object-count="0" meta:page-count="1" meta:paragraph-count="49" meta:word-count="329" meta:character-count="1828" meta:non-whitespace-character-count="1588"/>
  </office:meta>
</office:document-meta>
</file>